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1A3E4C8FF9.png" manifest:media-type="image/png"/>
  <manifest:file-entry manifest:full-path="Pictures/100002010000015900000159124AD2A9.png" manifest:media-type="image/png"/>
  <manifest:file-entry manifest:full-path="Pictures/10000201000000BD0000010B66B2F267.png" manifest:media-type="image/png"/>
  <manifest:file-entry manifest:full-path="Pictures/10000201000000E1000000E1A4775C5B.png" manifest:media-type="image/png"/>
  <manifest:file-entry manifest:full-path="Pictures/10000201000000C200000103DCDCA1CD.png" manifest:media-type="image/png"/>
  <manifest:file-entry manifest:full-path="Pictures/10000201000002C4000001DA9F735968.png" manifest:media-type="image/png"/>
  <manifest:file-entry manifest:full-path="Pictures/1000020100000118000000FEB5C31A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fill="solid" draw:fill-color="#0000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>
      <style:graphic-properties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00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älkommen</text:p>
          </draw:text-box>
        </draw:frame>
        <draw:frame draw:style-name="gr1" draw:layer="layout" svg:width="2.509cm" svg:height="0.962cm" svg:x="14.986cm" svg:y="6.35cm">
          <draw:text-box>
            <text:p>User id</text:p>
          </draw:text-box>
        </draw:frame>
        <draw:custom-shape draw:style-name="gr2" draw:text-style-name="P1" draw:layer="layout" svg:width="3.243cm" svg:height="1.016cm" svg:x="17.839cm" svg:y="6.2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53cm" svg:height="0.962cm" svg:x="14.686cm" svg:y="7.55cm">
          <draw:text-box>
            <text:p>Pass wd</text:p>
          </draw:text-box>
        </draw:frame>
        <draw:custom-shape draw:style-name="gr2" draw:text-style-name="P1" draw:layer="layout" svg:width="3.243cm" svg:height="1.016cm" svg:x="17.839cm" svg:y="7.4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762cm" svg:height="0.707cm" svg:x="1.27cm" svg:y="5.08cm">
          <draw:image xlink:href="Pictures/1000020100000118000000FEB5C31A88.png" xlink:type="simple" xlink:show="embed" xlink:actuate="onLoad">
            <text:p/>
          </draw:image>
        </draw:frame>
        <draw:frame draw:style-name="gr3" draw:layer="layout" svg:width="10.16cm" svg:height="0.962cm" svg:x="2.286cm" svg:y="4.98cm">
          <draw:text-box>
            <text:p>Landet – huset</text:p>
          </draw:text-box>
        </draw:frame>
        <draw:frame draw:style-name="gr4" draw:text-style-name="P1" draw:layer="layout" svg:width="0.762cm" svg:height="0.707cm" svg:x="1.27cm" svg:y="6.18cm">
          <draw:image xlink:href="Pictures/1000020100000118000000FEB5C31A88.png" xlink:type="simple" xlink:show="embed" xlink:actuate="onLoad">
            <text:p/>
          </draw:image>
        </draw:frame>
        <draw:frame draw:style-name="gr3" draw:layer="layout" svg:width="9.652cm" svg:height="0.962cm" svg:x="2.286cm" svg:y="6.08cm">
          <draw:text-box>
            <text:p>Landet – uterum </text:p>
          </draw:text-box>
        </draw:frame>
        <draw:frame draw:style-name="gr4" draw:text-style-name="P1" draw:layer="layout" svg:width="0.762cm" svg:height="0.707cm" svg:x="1.27cm" svg:y="7.18cm">
          <draw:image xlink:href="Pictures/1000020100000118000000FEB5C31A88.png" xlink:type="simple" xlink:show="embed" xlink:actuate="onLoad">
            <text:p/>
          </draw:image>
        </draw:frame>
        <draw:frame draw:style-name="gr3" draw:layer="layout" svg:width="8.382cm" svg:height="0.962cm" svg:x="2.286cm" svg:y="7.08cm">
          <draw:text-box>
            <text:p>Stan - uterum</text:p>
          </draw:text-box>
        </draw:frame>
        <draw:frame draw:style-name="gr4" draw:text-style-name="P1" draw:layer="layout" svg:width="0.762cm" svg:height="0.707cm" svg:x="1.27cm" svg:y="8.28cm">
          <draw:image xlink:href="Pictures/1000020100000118000000FEB5C31A88.png" xlink:type="simple" xlink:show="embed" xlink:actuate="onLoad">
            <text:p/>
          </draw:image>
        </draw:frame>
        <draw:frame draw:style-name="gr3" draw:layer="layout" svg:width="5.842cm" svg:height="0.962cm" svg:x="2.286cm" svg:y="8.18cm">
          <draw:text-box>
            <text:p>Stan - extra</text:p>
          </draw:text-box>
        </draw:frame>
        <draw:frame draw:style-name="gr4" draw:text-style-name="P1" draw:layer="layout" svg:width="0.762cm" svg:height="0.707cm" svg:x="1.27cm" svg:y="9.38cm">
          <draw:image xlink:href="Pictures/1000020100000118000000FEB5C31A88.png" xlink:type="simple" xlink:show="embed" xlink:actuate="onLoad">
            <text:p/>
          </draw:image>
        </draw:frame>
        <draw:frame draw:style-name="gr3" draw:layer="layout" svg:width="5.842cm" svg:height="0.962cm" svg:x="2.286cm" svg:y="9.28cm">
          <draw:text-box>
            <text:p>Windy - extra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ndet Huset</text:p>
          </draw:text-box>
        </draw:frame>
        <draw:custom-shape draw:style-name="gr2" draw:text-style-name="P1" draw:layer="layout" svg:width="10.16cm" svg:height="6.35cm" svg:x="2.5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8.636cm" svg:x="12.661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3.302cm" svg:x="19.773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33cm" svg:height="3.302cm" svg:x="18.288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3.302cm" svg:x="16.725cm" svg:y="5.08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1" draw:layer="layout" svg:width="2.217cm" svg:height="1.282cm" svg:x="6.101cm" svg:y="7.51cm">
            <draw:image xlink:href="Pictures/10000201000002C4000001DA9F735968.png" xlink:type="simple" xlink:show="embed" xlink:actuate="onLoad">
              <text:p/>
            </draw:image>
          </draw:frame>
          <draw:custom-shape draw:style-name="gr6" draw:text-style-name="P1" draw:layer="layout" svg:width="0.816cm" svg:height="0.762cm" svg:x="7.048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1" draw:layer="layout" svg:width="2.217cm" svg:height="1.282cm" svg:x="17.272cm" svg:y="5.08cm">
            <draw:image xlink:href="Pictures/10000201000002C4000001DA9F735968.png" xlink:type="simple" xlink:show="embed" xlink:actuate="onLoad">
              <text:p/>
            </draw:image>
          </draw:frame>
          <draw:custom-shape draw:style-name="gr7" draw:text-style-name="P1" draw:layer="layout" svg:width="0.816cm" svg:height="0.762cm" svg:x="18.219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1" draw:layer="layout" svg:width="2.217cm" svg:height="1.282cm" svg:x="20.135cm" svg:y="5.08cm">
            <draw:image xlink:href="Pictures/10000201000002C4000001DA9F735968.png" xlink:type="simple" xlink:show="embed" xlink:actuate="onLoad">
              <text:p/>
            </draw:image>
          </draw:frame>
          <draw:custom-shape draw:style-name="gr7" draw:text-style-name="P1" draw:layer="layout" svg:width="0.816cm" svg:height="0.762cm" svg:x="21.082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4" draw:text-style-name="P1" draw:layer="layout" svg:width="2.217cm" svg:height="1.282cm" svg:x="20.135cm" svg:y="12.434cm">
            <draw:image xlink:href="Pictures/10000201000002C4000001DA9F735968.png" xlink:type="simple" xlink:show="embed" xlink:actuate="onLoad">
              <text:p/>
            </draw:image>
          </draw:frame>
          <draw:custom-shape draw:style-name="gr7" draw:text-style-name="P1" draw:layer="layout" svg:width="0.816cm" svg:height="0.762cm" svg:x="21.082cm" svg:y="12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1" draw:layer="layout" svg:width="2.217cm" svg:height="1.282cm" svg:x="16.572cm" svg:y="8.424cm">
          <draw:image xlink:href="Pictures/10000201000002C4000001DA9F735968.png" xlink:type="simple" xlink:show="embed" xlink:actuate="onLoad">
            <text:p/>
          </draw:image>
        </draw:frame>
        <draw:custom-shape draw:style-name="gr8" draw:text-style-name="P1" draw:layer="layout" svg:width="0.816cm" svg:height="0.762cm" svg:x="17.519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005cm" svg:height="0.978cm" svg:x="3.005cm" svg:y="7.758cm">
          <draw:image xlink:href="Pictures/10000201000000C200000103DCDCA1CD.png" xlink:type="simple" xlink:show="embed" xlink:actuate="onLoad">
            <text:p/>
          </draw:image>
        </draw:frame>
        <draw:g>
          <draw:custom-shape draw:style-name="gr10" draw:text-style-name="P1" draw:layer="layout" svg:width="1.778cm" svg:height="1.524cm" svg:x="14.732cm" svg:y="6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1.35cm" svg:height="1.29cm" svg:x="14.986cm" svg:y="7cm">
            <draw:image xlink:href="Pictures/10000201000000E1000000E1A4775C5B.png" xlink:type="simple" xlink:show="embed" xlink:actuate="onLoad">
              <text:p/>
            </draw:image>
          </draw:frame>
        </draw:g>
        <draw:frame draw:style-name="gr9" draw:text-style-name="P1" draw:layer="layout" svg:width="1.005cm" svg:height="0.978cm" svg:x="11.43cm" svg:y="4.98cm">
          <draw:image xlink:href="Pictures/10000201000000C200000103DCDCA1CD.png" xlink:type="simple" xlink:show="embed" xlink:actuate="onLoad">
            <text:p/>
          </draw:image>
        </draw:frame>
        <draw:frame draw:style-name="gr9" draw:text-style-name="P1" draw:layer="layout" svg:width="1.005cm" svg:height="0.978cm" svg:x="2.043cm" svg:y="6.35cm">
          <draw:image xlink:href="Pictures/10000201000000C200000103DCDCA1CD.png" xlink:type="simple" xlink:show="embed" xlink:actuate="onLoad">
            <text:p/>
          </draw:image>
        </draw:frame>
        <draw:frame draw:style-name="gr9" draw:text-style-name="P1" draw:layer="layout" svg:width="1.548cm" svg:height="1.558cm" svg:x="14.931cm" svg:y="10.416cm">
          <draw:image xlink:href="Pictures/10000201000000BD0000010B66B2F267.png" xlink:type="simple" xlink:show="embed" xlink:actuate="onLoad">
            <text:p/>
          </draw:image>
        </draw:frame>
        <draw:frame draw:style-name="gr1" draw:layer="layout" svg:width="1.488cm" svg:height="0.962cm" svg:x="15.748cm" svg:y="10.668cm">
          <draw:text-box>
            <text:p>2 C</text:p>
          </draw:text-box>
        </draw:frame>
        <draw:frame draw:style-name="gr9" draw:text-style-name="P1" draw:layer="layout" svg:width="1.548cm" svg:height="1.558cm" svg:x="20.32cm" svg:y="8.636cm">
          <draw:image xlink:href="Pictures/10000201000000BD0000010B66B2F267.png" xlink:type="simple" xlink:show="embed" xlink:actuate="onLoad">
            <text:p/>
          </draw:image>
        </draw:frame>
        <draw:frame draw:style-name="gr1" draw:layer="layout" svg:width="1.488cm" svg:height="0.962cm" svg:x="21.137cm" svg:y="8.888cm">
          <draw:text-box>
            <text:p>6 C</text:p>
          </draw:text-box>
        </draw:frame>
        <draw:line draw:style-name="gr12" draw:text-style-name="P1" draw:layer="layout" svg:x1="20.066cm" svg:y1="8.382cm" svg:x2="20.066cm" svg:y2="10.414cm">
          <text:p/>
        </draw:line>
        <draw:frame draw:style-name="gr9" draw:text-style-name="P1" draw:layer="layout" svg:width="1.005cm" svg:height="0.978cm" svg:x="3.006cm" svg:y="12.258cm">
          <draw:image xlink:href="Pictures/10000201000000C200000103DCDCA1CD.png" xlink:type="simple" xlink:show="embed" xlink:actuate="onLoad">
            <text:p/>
          </draw:image>
        </draw:frame>
        <draw:frame draw:style-name="gr9" draw:text-style-name="P1" draw:layer="layout" svg:width="4.628cm" svg:height="2.909cm" svg:x="17.018cm" svg:y="13.97cm">
          <draw:image xlink:href="Pictures/100002010000015900000159124AD2A9.png" xlink:type="simple" xlink:show="embed" xlink:actuate="onLoad">
            <text:p/>
          </draw:image>
        </draw:frame>
        <draw:custom-shape draw:style-name="gr13" draw:text-style-name="P1" draw:layer="layout" svg:width="1.016cm" svg:height="1.27cm" svg:x="18.79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927cm" svg:height="0.962cm" svg:x="5.369cm" svg:y="10.466cm">
          <draw:text-box>
            <text:p text:style-name="P2"><text:span text:style-name="T1">Vardagsrum</text:span></text:p>
          </draw:text-box>
        </draw:frame>
        <draw:frame draw:style-name="gr1" draw:text-style-name="P2" draw:layer="layout" svg:width="1.946cm" svg:height="0.962cm" svg:x="17.393cm" svg:y="6.653cm">
          <draw:text-box>
            <text:p text:style-name="P2"><text:span text:style-name="T1">Erika</text:span></text:p>
          </draw:text-box>
        </draw:frame>
        <draw:frame draw:style-name="gr1" draw:text-style-name="P2" draw:layer="layout" svg:width="2.119cm" svg:height="0.962cm" svg:x="20.35cm" svg:y="6.614cm">
          <draw:text-box>
            <text:p text:style-name="P2"><text:span text:style-name="T1">David</text:span></text:p>
          </draw:text-box>
        </draw:frame>
        <draw:frame draw:style-name="gr1" draw:text-style-name="P2" draw:layer="layout" svg:width="2.686cm" svg:height="0.962cm" svg:x="19.923cm" svg:y="11.05cm">
          <draw:text-box>
            <text:p text:style-name="P2"><text:span text:style-name="T1">Sovrum</text:span></text:p>
          </draw:text-box>
        </draw:frame>
        <draw:frame draw:style-name="gr1" draw:text-style-name="P2" draw:layer="layout" svg:width="1.946cm" svg:height="0.962cm" svg:x="7.822cm" svg:y="6.108cm">
          <draw:text-box>
            <text:p text:style-name="P2"><text:span text:style-name="T1">Altan</text:span></text:p>
          </draw:text-box>
        </draw:frame>
        <draw:frame draw:style-name="gr1" draw:text-style-name="P2" draw:layer="layout" svg:width="4.058cm" svg:height="0.962cm" svg:x="18.023cm" svg:y="17.05cm">
          <draw:text-box>
            <text:p>VV beredare</text:p>
          </draw:text-box>
        </draw:frame>
        <draw:custom-shape draw:style-name="gr14" draw:text-style-name="P1" draw:layer="layout" svg:width="9.027cm" svg:height="3.657cm" svg:x="3.191cm" svg:y="16.731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1" draw:layer="layout" svg:width="2.217cm" svg:height="1.282cm" svg:x="8.536cm" svg:y="16.934cm">
            <draw:image xlink:href="Pictures/10000201000002C4000001DA9F735968.png" xlink:type="simple" xlink:show="embed" xlink:actuate="onLoad">
              <text:p/>
            </draw:image>
          </draw:frame>
          <draw:custom-shape draw:style-name="gr7" draw:text-style-name="P1" draw:layer="layout" svg:width="0.816cm" svg:height="0.762cm" svg:x="9.483cm" svg:y="17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78cm" svg:height="1.524cm" svg:x="1.765cm" svg:y="17.67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1.35cm" svg:height="1.29cm" svg:x="2.019cm" svg:y="17.771cm">
            <draw:image xlink:href="Pictures/10000201000000E1000000E1A4775C5B.png" xlink:type="simple" xlink:show="embed" xlink:actuate="onLoad">
              <text:p/>
            </draw:image>
          </draw:frame>
        </draw:g>
        <draw:frame draw:style-name="gr1" draw:text-style-name="P2" draw:layer="layout" svg:width="3.173cm" svg:height="0.962cm" svg:x="5.728cm" svg:y="18.606cm">
          <draw:text-box>
            <text:p>Lillstugan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n - Uterum</text:p>
          </draw:text-box>
        </draw:frame>
        <draw:frame draw:style-name="gr9" draw:text-style-name="P1" draw:layer="layout" svg:width="1.005cm" svg:height="0.978cm" svg:x="5.373cm" svg:y="7.619cm">
          <draw:image xlink:href="Pictures/10000201000000C200000103DCDCA1CD.png" xlink:type="simple" xlink:show="embed" xlink:actuate="onLoad">
            <text:p/>
          </draw:image>
        </draw:frame>
        <draw:frame draw:style-name="gr9" draw:text-style-name="P1" draw:layer="layout" svg:width="1.548cm" svg:height="1.741cm" svg:x="11.001cm" svg:y="8.988cm">
          <draw:image xlink:href="Pictures/10000201000000BD0000010B66B2F267.png" xlink:type="simple" xlink:show="embed" xlink:actuate="onLoad">
            <text:p/>
          </draw:image>
        </draw:frame>
        <draw:frame draw:style-name="gr9" draw:text-style-name="P1" draw:layer="layout" svg:width="7.781cm" svg:height="3.769cm" svg:x="8.472cm" svg:y="5.72cm">
          <draw:image xlink:href="Pictures/10000201000002580000011A3E4C8FF9.png" xlink:type="simple" xlink:show="embed" xlink:actuate="onLoad">
            <text:p/>
          </draw:image>
        </draw:frame>
        <draw:frame draw:style-name="gr9" draw:text-style-name="P1" draw:layer="layout" svg:width="7.781cm" svg:height="3.769cm" svg:x="8.573cm" svg:y="10.521cm">
          <draw:image xlink:href="Pictures/10000201000002580000011A3E4C8FF9.png" xlink:type="simple" xlink:show="embed" xlink:actuate="onLoad">
            <text:p/>
          </draw:image>
        </draw:frame>
        <draw:frame draw:style-name="gr9" draw:text-style-name="P1" draw:layer="layout" svg:width="6.24cm" svg:height="3.024cm" draw:transform="skewX (-0.0178023583703422) rotate (1.56486220733812) translate (17.405cm 13.339cm)">
          <draw:image xlink:href="Pictures/10000201000002580000011A3E4C8FF9.png" xlink:type="simple" xlink:show="embed" xlink:actuate="onLoad">
            <text:p/>
          </draw:image>
        </draw:frame>
        <draw:custom-shape draw:style-name="gr15" draw:text-style-name="P1" draw:layer="Layout" svg:width="15.914cm" svg:height="7.335cm" svg:x="4.786cm" svg:y="6.38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369cm" svg:height="0.962cm" svg:x="11.94cm" svg:y="9.493cm">
          <draw:text-box>
            <text:p>23,5 C</text:p>
          </draw:text-box>
        </draw:frame>
        <draw:frame draw:style-name="gr9" draw:text-style-name="P1" draw:layer="layout" svg:width="1.005cm" svg:height="0.978cm" svg:x="19.631cm" svg:y="9.268cm">
          <draw:image xlink:href="Pictures/10000201000000C200000103DCDCA1CD.png" xlink:type="simple" xlink:show="embed" xlink:actuate="onLoad">
            <text:p/>
          </draw:image>
        </draw:frame>
        <draw:frame draw:style-name="gr9" draw:text-style-name="P1" draw:layer="layout" svg:width="1.005cm" svg:height="0.978cm" svg:x="5.314cm" svg:y="10.474cm">
          <draw:image xlink:href="Pictures/10000201000000C200000103DCDCA1CD.png" xlink:type="simple" xlink:show="embed" xlink:actuate="onLoad">
            <text:p/>
          </draw:image>
        </draw:frame>
        <draw:custom-shape draw:style-name="gr6" draw:text-style-name="P1" draw:layer="layout" svg:width="0.466cm" svg:height="1.089cm" svg:x="6.487cm" svg:y="14.2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62cm" svg:height="1.089cm" svg:x="6.43cm" svg:y="15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466cm" svg:height="1.089cm" svg:x="6.442cm" svg:y="16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11cm" svg:height="4.358cm" svg:x="7.47cm" svg:y="14.2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362cm" svg:height="0.506cm" svg:x="6.892cm" svg:y="15.3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3" draw:layer="layout" svg:width="0.976cm" svg:height="0.779cm" svg:x="5.443cm" svg:y="15.507cm">
          <draw:text-box>
            <text:p text:style-name="P3"><text:span text:style-name="T2">20</text:span></text:p>
          </draw:text-box>
        </draw:frame>
        <draw:frame draw:style-name="gr20" draw:text-style-name="P3" draw:layer="layout" svg:width="0.976cm" svg:height="0.779cm" svg:x="5.443cm" svg:y="14.908cm">
          <draw:text-box>
            <text:p text:style-name="P3"><text:span text:style-name="T2">22</text:span></text:p>
          </draw:text-box>
        </draw:frame>
        <draw:frame draw:style-name="gr20" draw:text-style-name="P3" draw:layer="layout" svg:width="0.976cm" svg:height="0.779cm" svg:x="5.443cm" svg:y="16.009cm">
          <draw:text-box>
            <text:p text:style-name="P3"><text:span text:style-name="T2">18</text:span></text:p>
          </draw:text-box>
        </draw:frame>
        <draw:frame draw:style-name="gr20" draw:text-style-name="P3" draw:layer="layout" svg:width="0.976cm" svg:height="0.779cm" svg:x="5.443cm" svg:y="13.909cm">
          <draw:text-box>
            <text:p text:style-name="P3"><text:span text:style-name="T2">25</text:span></text:p>
          </draw:text-box>
        </draw:frame>
        <draw:frame draw:style-name="gr20" draw:text-style-name="P3" draw:layer="layout" svg:width="0.976cm" svg:height="0.779cm" svg:x="5.443cm" svg:y="17.01cm">
          <draw:text-box>
            <text:p text:style-name="P3"><text:span text:style-name="T2">15</text:span></text:p>
          </draw:text-box>
        </draw:frame>
        <draw:custom-shape draw:style-name="gr6" draw:text-style-name="P1" draw:layer="layout" svg:width="0.466cm" svg:height="1.089cm" svg:x="17.789cm" svg:y="14.2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62cm" svg:height="1.089cm" svg:x="17.732cm" svg:y="15.2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466cm" svg:height="1.089cm" svg:x="17.744cm" svg:y="16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11cm" svg:height="4.358cm" svg:x="18.772cm" svg:y="14.2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362cm" svg:height="0.506cm" svg:x="18.194cm" svg:y="15.3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3" draw:layer="layout" svg:width="0.976cm" svg:height="0.779cm" svg:x="16.745cm" svg:y="15.508cm">
          <draw:text-box>
            <text:p text:style-name="P3"><text:span text:style-name="T2">20</text:span></text:p>
          </draw:text-box>
        </draw:frame>
        <draw:frame draw:style-name="gr20" draw:text-style-name="P3" draw:layer="layout" svg:width="0.976cm" svg:height="0.779cm" svg:x="16.745cm" svg:y="14.909cm">
          <draw:text-box>
            <text:p text:style-name="P3"><text:span text:style-name="T2">22</text:span></text:p>
          </draw:text-box>
        </draw:frame>
        <draw:frame draw:style-name="gr20" draw:text-style-name="P3" draw:layer="layout" svg:width="0.976cm" svg:height="0.779cm" svg:x="16.745cm" svg:y="16.01cm">
          <draw:text-box>
            <text:p text:style-name="P3"><text:span text:style-name="T2">18</text:span></text:p>
          </draw:text-box>
        </draw:frame>
        <draw:frame draw:style-name="gr20" draw:text-style-name="P3" draw:layer="layout" svg:width="0.976cm" svg:height="0.779cm" svg:x="16.745cm" svg:y="13.91cm">
          <draw:text-box>
            <text:p text:style-name="P3"><text:span text:style-name="T2">25</text:span></text:p>
          </draw:text-box>
        </draw:frame>
        <draw:frame draw:style-name="gr20" draw:text-style-name="P3" draw:layer="layout" svg:width="0.976cm" svg:height="0.779cm" svg:x="16.745cm" svg:y="17.011cm">
          <draw:text-box>
            <text:p text:style-name="P3"><text:span text:style-name="T2">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31T12:56:59.874963120</meta:creation-date>
    <dc:date>2015-02-27T20:55:50.183400077</dc:date>
    <meta:editing-duration>PT2H28M51S</meta:editing-duration>
    <meta:editing-cycles>11</meta:editing-cycles>
    <meta:generator>LibreOffice/4.2.7.2$Linux_X86_64 LibreOffice_project/420m0$Build-2</meta:generator>
    <meta:document-statistic meta:object-count="120"/>
  </office:meta>
</office:document-meta>
</file>